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8d36d" officeooo:paragraph-rsid="0018d36d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8d36d" officeooo:paragraph-rsid="0018d36d"/>
    </style:style>
    <style:style style:name="T1" style:family="text">
      <style:text-properties officeooo:rsid="0018d36d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<text:span text:style-name="T1">5</text:span></text:p>
      <text:p text:style-name="Standard">Наименование практического занятия: составление программ с функциями в IDE PyCharm Community.</text:p>
      <text:p text:style-name="Standard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text:span text:style-name="T1">З</text:span></text:p>
      <text:p text:style-name="P1">Задача 1 </text:p>
      <text:p text:style-name="P1">тип алгорима: линейный</text:p>
      <text:p text:style-name="P2"><text:span text:style-name="T2">def </text:span><text:span text:style-name="T3">star</text:span><text:span text:style-name="T4">(a):</text:span><text:line-break/><text:span text:style-name="T4"> <text:s text:c="3"/></text:span><text:span text:style-name="T2">for </text:span><text:span text:style-name="T4">i </text:span><text:span text:style-name="T2">in </text:span><text:span text:style-name="T5">range</text:span><text:span text:style-name="T4">(</text:span><text:span text:style-name="T6">1</text:span><text:span text:style-name="T4">, a + </text:span><text:span text:style-name="T6">1</text:span><text:span text:style-name="T4">):</text:span><text:line-break/><text:span text:style-name="T4"> <text:s text:c="7"/></text:span><text:span text:style-name="T5">print</text:span><text:span text:style-name="T4">(</text:span><text:span text:style-name="T7">"*" </text:span><text:span text:style-name="T4">* i)</text:span><text:line-break/><text:line-break/><text:line-break/><text:span text:style-name="T2">try</text:span><text:span text:style-name="T4">:</text:span><text:line-break/><text:span text:style-name="T4"> <text:s text:c="3"/>sr = </text:span><text:span text:style-name="T5">int</text:span><text:span text:style-name="T4">(</text:span><text:span text:style-name="T5">input</text:span><text:span text:style-name="T4">(</text:span><text:span text:style-name="T7">"Ввести число *: "</text:span><text:span text:style-name="T4">))</text:span><text:line-break/><text:span text:style-name="T4"> <text:s text:c="3"/></text:span><text:span text:style-name="T2">if </text:span><text:span text:style-name="T4">sr &lt; </text:span><text:span text:style-name="T6">0</text:span><text:span text:style-name="T4">:</text:span><text:line-break/><text:span text:style-name="T4"> <text:s text:c="7"/></text:span><text:span text:style-name="T5">print</text:span><text:span text:style-name="T4">(</text:span><text:span text:style-name="T7">"Введи положительное число"</text:span><text:span text:style-name="T4">)</text:span><text:line-break/><text:span text:style-name="T2">except </text:span><text:span text:style-name="T5">ValueError</text:span><text:span text:style-name="T4">:</text:span><text:line-break/><text:span text:style-name="T4"> <text:s text:c="3"/></text:span><text:span text:style-name="T5">print</text:span><text:span text:style-name="T4">(</text:span><text:span text:style-name="T7">"Ввести число *"</text:span><text:span text:style-name="T4">)</text:span><text:line-break/><text:span text:style-name="T4">star(sr)</text:span><text:line-break/></text:p>
      <text:p text:style-name="P1"/>
      <text:p text:style-name="P1">Ввести число *: 5</text:p>
      <text:p text:style-name="P1"/>
      <text:p text:style-name="P1">Вывод: </text:p>
      <text:p text:style-name="P1">*</text:p>
      <text:p text:style-name="P1">**</text:p>
      <text:p text:style-name="P1">***</text:p>
      <text:p text:style-name="P1">****</text:p>
      <text:p text:style-name="P1">*****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Задача 2</text:p>
      <text:p text:style-name="P1">Тип алгоритма: линейный</text:p>
      <text:p text:style-name="P2"><text:span text:style-name="T2">def </text:span><text:span text:style-name="T3">InvertDigits</text:span><text:span text:style-name="T4">(K):</text:span><text:line-break/><text:span text:style-name="T4"> <text:s text:c="3"/>K = </text:span><text:span text:style-name="T5">str</text:span><text:span text:style-name="T4">(K)[::-</text:span><text:span text:style-name="T6">1</text:span><text:span text:style-name="T4">]</text:span><text:line-break/><text:span text:style-name="T4"> <text:s text:c="3"/></text:span><text:span text:style-name="T2">return </text:span><text:span text:style-name="T4">K</text:span><text:line-break/><text:line-break/><text:line-break/><text:span text:style-name="T4">ListAppend = []</text:span><text:line-break/><text:span text:style-name="T4">i = </text:span><text:span text:style-name="T6">0</text:span><text:line-break/><text:span text:style-name="T2">while </text:span><text:span text:style-name="T4">i &lt; </text:span><text:span text:style-name="T6">5</text:span><text:span text:style-name="T4">:</text:span><text:line-break/><text:span text:style-name="T4"> <text:s text:c="3"/>value = </text:span><text:span text:style-name="T5">int</text:span><text:span text:style-name="T4">(</text:span><text:span text:style-name="T5">input</text:span><text:span text:style-name="T4">(</text:span><text:span text:style-name="T7">'Введи число списка: '</text:span><text:span text:style-name="T4">))</text:span><text:line-break/><text:span text:style-name="T4"> <text:s text:c="3"/>ListAppend.append(value)</text:span><text:line-break/><text:span text:style-name="T4"> <text:s text:c="3"/>i += </text:span><text:span text:style-name="T6">1</text:span><text:line-break/><text:span text:style-name="T2">for </text:span><text:span text:style-name="T4">num </text:span><text:span text:style-name="T2">in </text:span><text:span text:style-name="T4">ListAppend:</text:span><text:line-break/><text:span text:style-name="T4"> <text:s text:c="3"/></text:span><text:span text:style-name="T5">print</text:span><text:span text:style-name="T4">(InvertDigits(num), </text:span><text:span text:style-name="T8">end</text:span><text:span text:style-name="T4">=</text:span><text:span text:style-name="T7">' '</text:span><text:span text:style-name="T4">)</text:span></text:p>
      <text:p text:style-name="P1"/>
      <text:p text:style-name="P1">Введи число списка: 12</text:p>
      <text:p text:style-name="P1">Введи число списка: 1123</text:p>
      <text:p text:style-name="P1">Введи число списка: 321</text:p>
      <text:p text:style-name="P1">Введи число списка: 123</text:p>
      <text:p text:style-name="P1">Введи число списка: 321</text:p>
      <text:p text:style-name="P1">(Вывод)</text:p>
      <text:p text:style-name="P1">21 3211 123 321 123 </text:p>
      <text:p text:style-name="P1"/>
      <text:p text:style-name="P1"/>
      <text:p text:style-name="P1">Вывод по работе: я закрепил усвоенные знания, понятия, алгоритмы, основные принципы составления программ, приобрел навыки составление программ с функциями в IDE PyCharm Community.З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9T12:05:48.077315695</dc:date>
    <meta:editing-cycles>2</meta:editing-cycles>
    <meta:editing-duration>PT6M5S</meta:editing-duration>
    <meta:document-statistic meta:table-count="0" meta:image-count="0" meta:object-count="0" meta:page-count="2" meta:paragraph-count="24" meta:word-count="172" meta:character-count="1198" meta:non-whitespace-character-count="986"/>
    <meta:user-defined meta:name="Поле 1"/>
    <meta:user-defined meta:name="Поле 2"/>
    <meta:user-defined meta:name="Поле 3"/>
    <meta:user-defined meta:name="Поле 4"/>
  </office:meta>
</office:document-meta>
</file>